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36e91"/>
    </style:style>
    <style:style style:name="P2" style:family="paragraph" style:parent-style-name="Standard">
      <style:paragraph-properties fo:text-align="start" style:justify-single-word="false"/>
      <style:text-properties officeooo:rsid="00036e91" officeooo:paragraph-rsid="000423d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6e91" officeooo:paragraph-rsid="00036e9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36e91" officeooo:paragraph-rsid="000423d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23d8" officeooo:paragraph-rsid="000423d8" style:font-size-asian="12.25pt" style:font-weight-asian="bold" style:font-size-complex="14pt" style:font-weight-complex="bold"/>
    </style:style>
    <style:style style:name="T1" style:family="text">
      <style:text-properties fo:font-size="18pt" fo:font-weight="bold" officeooo:rsid="00036e91" style:font-size-asian="15.75pt" style:font-weight-asian="bold" style:font-size-complex="18pt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36e91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423d8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YSO 2021 Schedule</text:span><text:span text:style-name="T3"> <text:s text:c="58"/></text:span></text:p>
      <text:p text:style-name="P3"/>
      <text:p text:style-name="P1"><text:span text:style-name="T3">Opening </text:span><text:span text:style-name="T4">Ceremonies <text:s text:c="3"/>Soccer Field</text:span><text:span text:style-name="T3"> <text:tab/><text:tab/> 03/06/2021 <text:tab/><text:tab/><text:tab/>08:00am</text:span></text:p>
      <text:p text:style-name="P3"/>
      <text:p text:style-name="P3">Team A vs Team B <text:s text:c="8"/>Soccer Field <text:s text:c="20"/>03/13/2021 <text:s text:c="20"/>08:00am</text:p>
      <text:p text:style-name="P3">Team C vs Team D <text:s text:c="7"/>Soccer Field <text:s text:c="20"/>03/13/2021 <text:s text:c="20"/>10:00am</text:p>
      <text:p text:style-name="P3">Team E vs Team F <text:s text:c="8"/>Soccer Field <text:s text:c="20"/>03/13/2021 <text:s text:c="20"/>12:00am</text:p>
      <text:p text:style-name="P3"/>
      <text:p text:style-name="P3">Team A vs Team B <text:s text:c="8"/>Soccer Field <text:s text:c="20"/>03/20/2021 <text:s text:c="20"/>08:00am</text:p>
      <text:p text:style-name="P3">Team C vs Team D <text:s text:c="7"/>Soccer Field <text:s text:c="20"/>03/20/2021 <text:s text:c="20"/>10:00am</text:p>
      <text:p text:style-name="P3">Team E vs Team F <text:s text:c="8"/>Soccer Field <text:s text:c="20"/>03/20/2021 <text:s text:c="20"/>12:00am</text:p>
      <text:p text:style-name="P3"/>
      <text:p text:style-name="P3">Team A vs Team B <text:s text:c="8"/>Soccer Field <text:s text:c="20"/>03/27/2021 <text:s text:c="20"/>08:00am</text:p>
      <text:p text:style-name="P3">Team C vs Team D <text:s text:c="7"/>Soccer Field <text:s text:c="20"/>03/27/2021 <text:s text:c="20"/>10:00am</text:p>
      <text:p text:style-name="P3">Team E vs Team F <text:s text:c="8"/>Soccer Field <text:s text:c="20"/>03/27/2021 <text:s text:c="20"/>12:00am</text:p>
      <text:p text:style-name="P3"/>
      <text:p text:style-name="P3">Team A vs Team B <text:s text:c="8"/>Soccer Field <text:s text:c="20"/>04/03/2021 <text:s text:c="20"/>08:00am</text:p>
      <text:p text:style-name="P3">Team C vs Team D <text:s text:c="7"/>Soccer Field <text:s text:c="20"/>04/03/2021 <text:s text:c="20"/>10:00am</text:p>
      <text:p text:style-name="P3">Team E vs Team F <text:s text:c="8"/>Soccer Field <text:s text:c="20"/>04/03/2021 <text:s text:c="20"/>12:00am</text:p>
      <text:p text:style-name="P3"/>
      <text:p text:style-name="P3">Team A vs Team B <text:s text:c="8"/>Soccer Field <text:s text:c="20"/>04/10/2021 <text:s text:c="20"/>08:00am</text:p>
      <text:p text:style-name="P3">Team C vs Team D <text:s text:c="7"/>Soccer Field <text:s text:c="20"/>04/10/2021 <text:s text:c="20"/>10:00am</text:p>
      <text:p text:style-name="P3">Team E vs Team F <text:s text:c="8"/>Soccer Field <text:s text:c="20"/>04/10/2021 <text:s text:c="20"/>12:00am</text:p>
      <text:p text:style-name="P3"/>
      <text:p text:style-name="P3">Team A vs Team B <text:s text:c="8"/>Soccer Field <text:s text:c="20"/>04/17/2021 <text:s text:c="20"/>08:00am</text:p>
      <text:p text:style-name="P3">Team C vs Team D <text:s text:c="7"/>Soccer Field <text:s text:c="20"/>04/17/2021 <text:s text:c="20"/>10:00am</text:p>
      <text:p text:style-name="P3">Team E vs Team F <text:s text:c="8"/>Soccer Field <text:s text:c="20"/>04/17/2021 <text:s text:c="20"/>12:00am</text:p>
      <text:p text:style-name="P3"/>
      <text:p text:style-name="P3">Team A vs Team B <text:s text:c="8"/>Soccer Field <text:s text:c="20"/>04/24/2021 <text:s text:c="20"/>08:00am</text:p>
      <text:p text:style-name="P3">Team C vs Team D <text:s text:c="7"/>Soccer Field <text:s text:c="20"/>04/24/2021 <text:s text:c="20"/>10:00am</text:p>
      <text:p text:style-name="P3">Team E vs Team F <text:s text:c="8"/>Soccer Field <text:s text:c="20"/>04/24/2021 <text:s text:c="20"/>12:00am</text:p>
      <text:p text:style-name="P3"/>
      <text:p text:style-name="P3">Team A vs Team B <text:s text:c="8"/>Soccer Field <text:s text:c="20"/>05/01/2021 <text:s text:c="20"/>08:00am</text:p>
      <text:p text:style-name="P3">Team C vs Team D <text:s text:c="7"/>Soccer Field <text:s text:c="20"/>05/01/2021 <text:s text:c="20"/>10:00am</text:p>
      <text:p text:style-name="P3">Team E vs Team F <text:s text:c="8"/>Soccer Field <text:s text:c="20"/>05/01/2021 <text:s text:c="20"/>12:00am</text:p>
      <text:p text:style-name="P3"/>
      <text:p text:style-name="P3">Team A vs Team B <text:s text:c="8"/>Soccer Field <text:s text:c="20"/>05/08/2021 <text:s text:c="20"/>08:00am</text:p>
      <text:p text:style-name="P3">Team C vs Team D <text:s text:c="7"/>Soccer Field <text:s text:c="20"/>05/08/2021 <text:s text:c="20"/>10:00am</text:p>
      <text:p text:style-name="P3">Team E vs Team F <text:s text:c="8"/>Soccer Field <text:s text:c="20"/>05/08/2021 <text:s text:c="20"/>12:00am</text:p>
      <text:p text:style-name="P3"/>
      <text:p text:style-name="P3">Team A vs Team B <text:s text:c="8"/>Soccer Field <text:s text:c="20"/>05/15/2021 <text:s text:c="20"/>08:00am</text:p>
      <text:p text:style-name="P3"><text:soft-page-break/>Team C vs Team D <text:s text:c="7"/>Soccer Field <text:s text:c="20"/>05/15/2021 <text:s text:c="20"/>10:00am</text:p>
      <text:p text:style-name="P3">Team E vs Team F <text:s text:c="8"/>Soccer Field <text:s text:c="20"/>05/15/2021 <text:s text:c="20"/>12:00am</text:p>
      <text:p text:style-name="P3"/>
      <text:p text:style-name="P3">Team A vs Team B <text:s text:c="8"/>Soccer Field <text:s text:c="20"/>05/22/2021 <text:s text:c="20"/>08:00am</text:p>
      <text:p text:style-name="P3">Team C vs Team D <text:s text:c="7"/>Soccer Field <text:s text:c="20"/>05/22/2021 <text:s text:c="20"/>10:00am</text:p>
      <text:p text:style-name="P3">Team E vs Team F <text:s text:c="8"/>Soccer Field <text:s text:c="20"/>05/22/2021 <text:s text:c="20"/>12:00am</text:p>
      <text:p text:style-name="P3"/>
      <text:p text:style-name="P3">Team A vs Team B <text:s text:c="8"/>Soccer Field <text:s text:c="20"/>05/29/2021 <text:s text:c="20"/>08:00am</text:p>
      <text:p text:style-name="P3">Team C vs Team D <text:s text:c="7"/>Soccer Field <text:s text:c="20"/>05/29/2021 <text:s text:c="20"/>10:00am</text:p>
      <text:p text:style-name="P3">Team E vs Team F <text:s text:c="8"/>Soccer Field <text:s text:c="20"/>05/29/2021 <text:s text:c="20"/>12:00am</text:p>
      <text:p text:style-name="P3"/>
      <text:p text:style-name="P3">Team A vs Team B <text:s text:c="8"/>Soccer Field <text:s text:c="20"/>06/05/2021 <text:s text:c="20"/>08:00am</text:p>
      <text:p text:style-name="P3">Team C vs Team D <text:s text:c="7"/>Soccer Field <text:s text:c="20"/>06/05/2021 <text:s text:c="20"/>10:00am</text:p>
      <text:p text:style-name="P3">Team E vs Team F <text:s text:c="8"/>Soccer Field <text:s text:c="20"/>06/05/2021 <text:s text:c="20"/>12:00am</text:p>
      <text:p text:style-name="P3"/>
      <text:p text:style-name="P3">Team A vs Team B <text:s text:c="8"/>Soccer Field <text:s text:c="20"/>06/12/2021 <text:s text:c="20"/>08:00am</text:p>
      <text:p text:style-name="P3">Team C vs Team D <text:s text:c="7"/>Soccer Field <text:s text:c="20"/>06/12/2021 <text:s text:c="20"/>10:00am</text:p>
      <text:p text:style-name="P3">Team E vs Team F <text:s text:c="8"/>Soccer Field <text:s text:c="20"/>06/12/2021 <text:s text:c="20"/>12:00am</text:p>
      <text:p text:style-name="P3"/>
      <text:p text:style-name="P3">Team A vs Team B <text:s text:c="8"/>Soccer Field <text:s text:c="20"/>06/19/2021 <text:s text:c="20"/>08:00am</text:p>
      <text:p text:style-name="P3">Team C vs Team D <text:s text:c="7"/>Soccer Field <text:s text:c="20"/>06/19/2021 <text:s text:c="20"/>10:00am</text:p>
      <text:p text:style-name="P3">Team E vs Team F <text:s text:c="8"/>Soccer Field <text:s text:c="20"/>06/19/2021 <text:s text:c="20"/>12:00am</text:p>
      <text:p text:style-name="P3"/>
      <text:p text:style-name="P2"><text:span text:style-name="T2">Team A vs Team B <text:s text:c="8"/>Soccer Field <text:s text:c="20"/>06/</text:span><text:span text:style-name="T4">21</text:span><text:span text:style-name="T2">/2021 <text:s text:c="20"/>08:00am</text:span></text:p>
      <text:p text:style-name="P2"><text:span text:style-name="T2">Team C vs Team D <text:s text:c="7"/>Soccer Field <text:s text:c="20"/>06/</text:span><text:span text:style-name="T4">21</text:span><text:span text:style-name="T2">/2021 <text:s text:c="20"/>10:00am</text:span></text:p>
      <text:p text:style-name="P2"><text:span text:style-name="T2">Team E vs Team F <text:s text:c="8"/>Soccer Field <text:s text:c="20"/>06/</text:span><text:span text:style-name="T4">21</text:span><text:span text:style-name="T2">/2021 <text:s text:c="20"/>12:00am</text:span></text:p>
      <text:p text:style-name="P4"/>
      <text:p text:style-name="P5">Closing Ceremonies <text:s text:c="5"/>Soccer Field <text:s text:c="20"/>06/26/2021 <text:s text:c="21"/>08:00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8:33:33.248000000</meta:creation-date>
    <dc:date>2020-12-28T12:49:00.930000000</dc:date>
    <meta:editing-duration>PT1M15S</meta:editing-duration>
    <meta:editing-cycles>1</meta:editing-cycles>
    <meta:generator>LibreOffice/6.2.8.2$Windows_X86_64 LibreOffice_project/f82ddfca21ebc1e222a662a32b25c0c9d20169ee</meta:generator>
    <meta:document-statistic meta:table-count="0" meta:image-count="0" meta:object-count="0" meta:page-count="2" meta:paragraph-count="51" meta:word-count="447" meta:character-count="4870" meta:non-whitespace-character-count="2025"/>
  </office:meta>
</office:document-meta>
</file>